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66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3.9007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="none"/>
    </style:style>
    <style:style style:name="Table1.B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P1" style:family="paragraph" style:parent-style-name="Text_20_body">
      <style:paragraph-properties fo:margin-left="0.1252in" fo:margin-right="0in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6" style:family="paragraph" style:parent-style-name="Heading_20_3">
      <style:paragraph-properties fo:margin-left="0.1665in" fo:margin-right="0in" fo:line-height="150%" fo:orphans="2" fo:widows="2" fo:text-indent="0in" style:auto-text-indent="false"/>
    </style:style>
    <style:style style:name="P7" style:family="paragraph" style:parent-style-name="Heading_20_4">
      <style:paragraph-properties fo:margin-left="0.1665in" fo:margin-right="0in" fo:orphans="2" fo:widows="2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7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8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0" style:family="paragraph" style:parent-style-name="Text_20_body" style:list-style-name="L7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1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22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Text_20_body" style:list-style-name="L8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25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6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color="#000000" loext:opacity="100%" fo:font-weight="bold"/>
    </style:style>
    <style:style style:name="P27" style:family="paragraph" style:parent-style-name="Table_20_Contents">
      <style:paragraph-properties fo:margin-left="0in" fo:margin-right="0in" fo:text-indent="0in" style:auto-text-indent="false"/>
    </style:style>
    <style:style style:name="P2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404040" loext:opacity="100%" style:font-name="Inter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Inter" fo:font-size="12pt" fo:letter-spacing="normal" fo:font-style="normal" style:text-underline-style="none" fo:font-weight="normal" style:text-blinking="false" loext:padding="0.0193in" loext:border-left="2.24pt solid #000000" loext:border-right="2.24pt solid #000000" loext:border-top="1.5pt solid #000000" loext:border-bottom="1.5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1098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1098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ython Developer Job Description &amp; Requirements</text:span></text:span></text:h>
      <text:p text:style-name="Text_20_body"><text:span text:style-name="Strong_20_Emphasis"><text:span text:style-name="T1"/></text:span></text:p>
      <text:p text:style-name="P1"><text:span text:style-name="Strong_20_Emphasis"><text:span text:style-name="T2">Job Title:</text:span></text:span><text:span text:style-name="T2"> Python Developer (Junior/Mid-Level/Senior)<text:line-break/></text:span><text:span text:style-name="Strong_20_Emphasis"><text:span text:style-name="T2">Typical Responsibilities:</text:span></text:span></text:p>
      <text:list text:style-name="L1">
        <text:list-item>
          <text:p text:style-name="P2">Develop and maintain backend services, APIs, and web applications using Python.</text:p>
        </text:list-item>
        <text:list-item>
          <text:p text:style-name="P2">Integrate data storage solutions (SQL/NoSQL databases like PostgreSQL, MongoDB).</text:p>
        </text:list-item>
        <text:list-item>
          <text:p text:style-name="P2">Write reusable, testable, and efficient code.</text:p>
        </text:list-item>
        <text:list-item>
          <text:p text:style-name="P2">Collaborate with frontend developers, DevOps teams, and product managers.</text:p>
        </text:list-item>
        <text:list-item>
          <text:p text:style-name="P2">Implement security, data protection, and scalability best practices.</text:p>
        </text:list-item>
        <text:list-item>
          <text:p text:style-name="P2">Troubleshoot, debug, and optimize existing systems.</text:p>
        </text:list-item>
        <text:list-item>
          <text:p text:style-name="P2">Work with frameworks like Django, Flask, or FastAPI.</text:p>
        </text:list-item>
      </text:list>
      <text:p text:style-name="P1"><text:span text:style-name="Strong_20_Emphasis"><text:span text:style-name="T2">Key Requirements:</text:span></text:span></text:p>
      <text:list text:style-name="L2">
        <text:list-item>
          <text:p text:style-name="P3"><text:span text:style-name="Strong_20_Emphasis"><text:span text:style-name="T2">Technical Skills:</text:span></text:span></text:p>
          <text:list>
            <text:list-item>
              <text:p text:style-name="P4"><text:span text:style-name="T2">Proficiency in </text:span><text:span text:style-name="Strong_20_Emphasis"><text:span text:style-name="T2">Python</text:span></text:span><text:span text:style-name="T2"> (OOP, data structures, libraries like Pandas, NumPy).</text:span></text:p>
            </text:list-item>
            <text:list-item>
              <text:p text:style-name="P4"><text:span text:style-name="T2">Experience with </text:span><text:span text:style-name="Strong_20_Emphasis"><text:span text:style-name="T2">web frameworks</text:span></text:span><text:span text:style-name="T2"> (Django, Flask, FastAPI).</text:span></text:p>
            </text:list-item>
            <text:list-item>
              <text:p text:style-name="P4"><text:span text:style-name="T2">Knowledge of </text:span><text:span text:style-name="Strong_20_Emphasis"><text:span text:style-name="T2">RESTful APIs</text:span></text:span><text:span text:style-name="T2"> and </text:span><text:span text:style-name="Strong_20_Emphasis"><text:span text:style-name="T2">microservices architecture</text:span></text:span><text:span text:style-name="T2">.</text:span></text:p>
            </text:list-item>
            <text:list-item>
              <text:p text:style-name="P4"><text:span text:style-name="T2">Familiarity with </text:span><text:span text:style-name="Strong_20_Emphasis"><text:span text:style-name="T2">databases</text:span></text:span><text:span text:style-name="T2"> (SQL, PostgreSQL, MySQL, MongoDB).</text:span></text:p>
            </text:list-item>
            <text:list-item>
              <text:p text:style-name="P4"><text:span text:style-name="T2">Understanding of </text:span><text:span text:style-name="Strong_20_Emphasis"><text:span text:style-name="T2">version control</text:span></text:span><text:span text:style-name="T2"> (Git, GitHub/GitLab).</text:span></text:p>
            </text:list-item>
            <text:list-item>
              <text:p text:style-name="P5">Basic DevOps skills (Docker, CI/CD pipelines, cloud platforms like AWS/Azure).</text:p>
            </text:list-item>
          </text:list>
        </text:list-item>
        <text:list-item>
          <text:p text:style-name="P3"><text:span text:style-name="Strong_20_Emphasis"><text:span text:style-name="T2">Soft Skills:</text:span></text:span></text:p>
          <text:list>
            <text:list-item>
              <text:p text:style-name="P5">Problem-solving, attention to detail, and teamwork.</text:p>
            </text:list-item>
            <text:list-item>
              <text:p text:style-name="P5">Ability to translate business requirements into technical solutions.</text:p>
            </text:list-item>
          </text:list>
        </text:list-item>
        <text:list-item>
          <text:p text:style-name="P3"><text:span text:style-name="Strong_20_Emphasis"><text:span text:style-name="T2">Nice-to-Haves:</text:span></text:span></text:p>
          <text:list>
            <text:list-item>
              <text:p text:style-name="P4"><text:span text:style-name="T2">Experience with </text:span><text:span text:style-name="Strong_20_Emphasis"><text:span text:style-name="T2">data analysis</text:span></text:span><text:span text:style-name="T2"> or </text:span><text:span text:style-name="Strong_20_Emphasis"><text:span text:style-name="T2">machine learning</text:span></text:span><text:span text:style-name="T2"> (e.g., Scikit-learn, TensorFlow).</text:span></text:p>
            </text:list-item>
            <text:list-item>
              <text:p text:style-name="P4"><text:span text:style-name="T2">Knowledge of </text:span><text:span text:style-name="Strong_20_Emphasis"><text:span text:style-name="T2">frontend basics</text:span></text:span><text:span text:style-name="T2"> (HTML/CSS, JavaScript).</text:span></text:p>
            </text:list-item>
            <text:list-item>
              <text:p text:style-name="P4"><text:span text:style-name="T2">Familiarity with </text:span><text:span text:style-name="Strong_20_Emphasis"><text:span text:style-name="T2">asynchronous programming</text:span></text:span><text:span text:style-name="T2"> (Celery, Redis).</text:span></text:p>
            </text:list-item>
            <text:list-item>
              <text:p text:style-name="P4"><text:span text:style-name="T2">Certifications like </text:span><text:span text:style-name="Strong_20_Emphasis"><text:span text:style-name="T2">PCAP (Certified Associate in Python Programming)</text:span></text:span><text:span text:style-name="T2"> or cloud certifications.</text:span></text:p>
            </text:list-item>
          </text:list>
        </text:list-item>
      </text:list>
      <text:p text:style-name="Horizontal_20_Line"/>
      <text:h text:style-name="P6" text:outline-level="3"><text:soft-page-break/><text:span text:style-name="Strong_20_Emphasis"><text:span text:style-name="T1"/></text:span></text:h>
      <text:h text:style-name="P6" text:outline-level="3"><text:span text:style-name="Strong_20_Emphasis"><text:span text:style-name="T1">Step-by-Step Plan to Become a Python Developer</text:span></text:span></text:h>
      <text:h text:style-name="P7" text:outline-level="4"><text:span text:style-name="Strong_20_Emphasis"><text:span text:style-name="T2">Phase 1: Build Core Python Skills (1–2 Months)</text:span></text:span></text:h>
      <text:list text:style-name="L3">
        <text:list-item>
          <text:p text:style-name="P8"><text:span text:style-name="Strong_20_Emphasis"><text:span text:style-name="T2">Learn Python Fundamentals:</text:span></text:span></text:p>
          <text:list>
            <text:list-item>
              <text:p text:style-name="P9">Focus on syntax, OOP, error handling, and modules.</text:p>
            </text:list-item>
            <text:list-item>
              <text:p text:style-name="P8"><text:span text:style-name="Strong_20_Emphasis"><text:span text:style-name="T2">Resources:</text:span></text:span></text:p>
              <text:list>
                <text:list-item>
                  <text:p text:style-name="P10"><text:span text:style-name="T2">Books: </text:span><text:span text:style-name="Emphasis"><text:span text:style-name="T2">"Automate the Boring Stuff with Python"</text:span></text:span><text:span text:style-name="T2"> (Al Sweigart).</text:span></text:p>
                </text:list-item>
                <text:list-item>
                  <text:p text:style-name="P10"><text:span text:style-name="T2">Courses: </text:span><text:a xlink:type="simple" xlink:href="https://www.coursera.org/specializations/python" office:target-frame-name="_blank" xlink:show="new" text:style-name="Internet_20_link" text:visited-style-name="Visited_20_Internet_20_Link"><text:span text:style-name="T3">Coursera’s Python for Everybody</text:span></text:a><text:span text:style-name="T2">, </text:span><text:a xlink:type="simple" xlink:href="https://www.codecademy.com/learn/learn-python-3" office:target-frame-name="_blank" xlink:show="new" text:style-name="Internet_20_link" text:visited-style-name="Visited_20_Internet_20_Link"><text:span text:style-name="T3">Codecademy’s Python Course</text:span></text:a><text:span text:style-name="T2">.</text:span></text:p>
                </text:list-item>
              </text:list>
            </text:list-item>
          </text:list>
        </text:list-item>
        <text:list-item>
          <text:p text:style-name="P8"><text:span text:style-name="Strong_20_Emphasis"><text:span text:style-name="T2">Practice Coding Daily:</text:span></text:span></text:p>
          <text:list>
            <text:list-item>
              <text:p text:style-name="P10"><text:span text:style-name="T2">Solve problems on </text:span><text:span text:style-name="Strong_20_Emphasis"><text:span text:style-name="T2">LeetCode</text:span></text:span><text:span text:style-name="T2">, </text:span><text:span text:style-name="Strong_20_Emphasis"><text:span text:style-name="T2">HackerRank</text:span></text:span><text:span text:style-name="T2">, or </text:span><text:span text:style-name="Strong_20_Emphasis"><text:span text:style-name="T2">Codewars</text:span></text:span><text:span text:style-name="T2">.</text:span></text:p>
            </text:list-item>
            <text:list-item>
              <text:p text:style-name="P9">Build small projects (e.g., calculator, to-do list, web scraper).</text:p>
            </text:list-item>
          </text:list>
        </text:list-item>
      </text:list>
      <text:p text:style-name="Horizontal_20_Line"/>
      <text:h text:style-name="P7" text:outline-level="4"><text:span text:style-name="Strong_20_Emphasis"><text:span text:style-name="T2">Phase 2: Master Web Development &amp; Tools (2–3 Months)</text:span></text:span></text:h>
      <text:list text:style-name="L4">
        <text:list-item>
          <text:p text:style-name="P11"><text:span text:style-name="Strong_20_Emphasis"><text:span text:style-name="T2">Learn a Python Web Framework:</text:span></text:span></text:p>
          <text:list>
            <text:list-item>
              <text:p text:style-name="P12"><text:span text:style-name="T2">Start with </text:span><text:span text:style-name="Strong_20_Emphasis"><text:span text:style-name="T2">Django</text:span></text:span><text:span text:style-name="T2"> (for full-stack apps) or </text:span><text:span text:style-name="Strong_20_Emphasis"><text:span text:style-name="T2">Flask</text:span></text:span><text:span text:style-name="T2"> (for lightweight APIs).</text:span></text:p>
            </text:list-item>
            <text:list-item>
              <text:p text:style-name="P12"><text:span text:style-name="Strong_20_Emphasis"><text:span text:style-name="T2">Project Idea:</text:span></text:span><text:span text:style-name="T2"> Build a blog, e-commerce API, or portfolio site.</text:span></text:p>
            </text:list-item>
          </text:list>
        </text:list-item>
        <text:list-item>
          <text:p text:style-name="P11"><text:span text:style-name="Strong_20_Emphasis"><text:span text:style-name="T2">Databases &amp; APIs:</text:span></text:span></text:p>
          <text:list>
            <text:list-item>
              <text:p text:style-name="P12"><text:span text:style-name="T2">Learn SQL basics (PostgreSQL/MySQL) and integrate with Python using </text:span><text:span text:style-name="Strong_20_Emphasis"><text:span text:style-name="T2">SQLAlchemy</text:span></text:span><text:span text:style-name="T2"> or </text:span><text:span text:style-name="Strong_20_Emphasis"><text:span text:style-name="T2">Django ORM</text:span></text:span><text:span text:style-name="T2">.</text:span></text:p>
            </text:list-item>
            <text:list-item>
              <text:p text:style-name="P12"><text:span text:style-name="T2">Practice building REST APIs with </text:span><text:span text:style-name="Strong_20_Emphasis"><text:span text:style-name="T2">FastAPI</text:span></text:span><text:span text:style-name="T2"> or </text:span><text:span text:style-name="Strong_20_Emphasis"><text:span text:style-name="T2">Django REST Framework</text:span></text:span><text:span text:style-name="T2">.</text:span></text:p>
            </text:list-item>
          </text:list>
        </text:list-item>
        <text:list-item>
          <text:p text:style-name="P11"><text:span text:style-name="Strong_20_Emphasis"><text:span text:style-name="T2">Version Control:</text:span></text:span></text:p>
          <text:list>
            <text:list-item>
              <text:p text:style-name="P13">Master Git commands and workflows. Host projects on GitHub.</text:p>
            </text:list-item>
          </text:list>
        </text:list-item>
      </text:list>
      <text:p text:style-name="Horizontal_20_Line"/>
      <text:h text:style-name="P7" text:outline-level="4"><text:span text:style-name="Strong_20_Emphasis"><text:span text:style-name="T2">Phase 3: Expand into Advanced Topics (1–2 Months)</text:span></text:span></text:h>
      <text:list text:style-name="L5">
        <text:list-item>
          <text:p text:style-name="P14"><text:span text:style-name="Strong_20_Emphasis"><text:span text:style-name="T2">DevOps Integration:</text:span></text:span></text:p>
          <text:list>
            <text:list-item>
              <text:p text:style-name="P15">Learn Docker to containerize Python apps.</text:p>
            </text:list-item>
            <text:list-item>
              <text:p text:style-name="P15">Set up CI/CD pipelines with GitHub Actions or Jenkins.</text:p>
            </text:list-item>
          </text:list>
        </text:list-item>
        <text:list-item>
          <text:p text:style-name="P14"><text:span text:style-name="Strong_20_Emphasis"><text:span text:style-name="T2">Data &amp; Automation:</text:span></text:span></text:p>
          <text:list>
            <text:list-item>
              <text:p text:style-name="P16"><text:span text:style-name="T2">Explore </text:span><text:span text:style-name="Strong_20_Emphasis"><text:span text:style-name="T2">Pandas</text:span></text:span><text:span text:style-name="T2"> for data analysis or </text:span><text:span text:style-name="Strong_20_Emphasis"><text:span text:style-name="T2">Selenium</text:span></text:span><text:span text:style-name="T2"> for automation.</text:span></text:p>
            </text:list-item>
          </text:list>
        </text:list-item>
        <text:list-item>
          <text:p text:style-name="P14"><text:span text:style-name="Strong_20_Emphasis"><text:span text:style-name="T2">Cloud Basics:</text:span></text:span></text:p>
          <text:list>
            <text:list-item>
              <text:p text:style-name="P15">Deploy a Django/Flask app on AWS EC2, Heroku, or Render.</text:p>
            </text:list-item>
          </text:list>
        </text:list-item>
      </text:list>
      <text:p text:style-name="Horizontal_20_Line"/>
      <text:h text:style-name="P7" text:outline-level="4"><text:soft-page-break/><text:span text:style-name="Strong_20_Emphasis"><text:span text:style-name="T2">Phase 4: Build a Portfolio (Ongoing)</text:span></text:span></text:h>
      <text:list text:style-name="L6">
        <text:list-item>
          <text:p text:style-name="P17"><text:span text:style-name="Strong_20_Emphasis"><text:span text:style-name="T2">Create 3–4 Showcase Projects:</text:span></text:span></text:p>
          <text:list>
            <text:list-item>
              <text:p text:style-name="P17"><text:span text:style-name="Strong_20_Emphasis"><text:span text:style-name="T2">Example Projects:</text:span></text:span></text:p>
              <text:list>
                <text:list-item>
                  <text:p text:style-name="P18">A Django-based CRM system.</text:p>
                </text:list-item>
                <text:list-item>
                  <text:p text:style-name="P18">A REST API for a weather app using FastAPI.</text:p>
                </text:list-item>
                <text:list-item>
                  <text:p text:style-name="P18">A data analysis tool with Pandas/Matplotlib.</text:p>
                </text:list-item>
              </text:list>
            </text:list-item>
            <text:list-item>
              <text:p text:style-name="P19"><text:span text:style-name="T2">Host projects on </text:span><text:span text:style-name="Strong_20_Emphasis"><text:span text:style-name="T2">GitHub</text:span></text:span><text:span text:style-name="T2"> with clean documentation.</text:span></text:p>
            </text:list-item>
          </text:list>
        </text:list-item>
        <text:list-item>
          <text:p text:style-name="P17"><text:span text:style-name="Strong_20_Emphasis"><text:span text:style-name="T2">Freelance/Open Source:</text:span></text:span></text:p>
          <text:list>
            <text:list-item>
              <text:p text:style-name="P18">Take small gigs on Upwork/Fiverr (e.g., scripting, bug fixes).</text:p>
            </text:list-item>
            <text:list-item>
              <text:p text:style-name="P18">Contribute to open-source Python projects (e.g., Django, Flask).</text:p>
            </text:list-item>
          </text:list>
        </text:list-item>
      </text:list>
      <text:p text:style-name="Horizontal_20_Line"/>
      <text:h text:style-name="P7" text:outline-level="4"><text:span text:style-name="Strong_20_Emphasis"><text:span text:style-name="T2">Phase 5: Job Search &amp; Networking</text:span></text:span></text:h>
      <text:list text:style-name="L7">
        <text:list-item>
          <text:p text:style-name="P20"><text:span text:style-name="Strong_20_Emphasis"><text:span text:style-name="T2">Optimize Your Resume:</text:span></text:span></text:p>
          <text:list>
            <text:list-item>
              <text:p text:style-name="P21">Highlight Python projects, frameworks, and DevOps tools.</text:p>
            </text:list-item>
            <text:list-item>
              <text:p text:style-name="P21">Include metrics (e.g., “Built an API reducing response time by 30%”).</text:p>
            </text:list-item>
          </text:list>
        </text:list-item>
        <text:list-item>
          <text:p text:style-name="P20"><text:span text:style-name="Strong_20_Emphasis"><text:span text:style-name="T2">LinkedIn &amp; Networking:</text:span></text:span></text:p>
          <text:list>
            <text:list-item>
              <text:p text:style-name="P21">Use keywords like “Python Developer,” “Django,” “APIs” in your profile.</text:p>
            </text:list-item>
            <text:list-item>
              <text:p text:style-name="P21">Connect with Python developers and join communities (e.g., Python Discord, Reddit’s r/learnpython).</text:p>
            </text:list-item>
          </text:list>
        </text:list-item>
        <text:list-item>
          <text:p text:style-name="P20"><text:span text:style-name="Strong_20_Emphasis"><text:span text:style-name="T2">Apply Strategically:</text:span></text:span></text:p>
          <text:list>
            <text:list-item>
              <text:p text:style-name="P22"><text:span text:style-name="T2">Target roles like </text:span><text:span text:style-name="Strong_20_Emphasis"><text:span text:style-name="T2">Backend Developer</text:span></text:span><text:span text:style-name="T2">, </text:span><text:span text:style-name="Strong_20_Emphasis"><text:span text:style-name="T2">Python Engineer</text:span></text:span><text:span text:style-name="T2">, or </text:span><text:span text:style-name="Strong_20_Emphasis"><text:span text:style-name="T2">Full-Stack Developer (Python)</text:span></text:span><text:span text:style-name="T2">.</text:span></text:p>
            </text:list-item>
            <text:list-item>
              <text:p text:style-name="P21">Tailor applications to match job descriptions (e.g., emphasize Django for web dev roles).</text:p>
            </text:list-item>
          </text:list>
        </text:list-item>
      </text:list>
      <text:p text:style-name="Horizontal_20_Line"/>
      <text:h text:style-name="P7" text:outline-level="4"><text:span text:style-name="Strong_20_Emphasis"><text:span text:style-name="T2">Phase 6: Ace the Interview</text:span></text:span></text:h>
      <text:list text:style-name="L8">
        <text:list-item>
          <text:p text:style-name="P23"><text:span text:style-name="Strong_20_Emphasis"><text:span text:style-name="T2">Technical Prep:</text:span></text:span></text:p>
          <text:list>
            <text:list-item>
              <text:p text:style-name="P24">Practice coding challenges (focus on arrays, strings, algorithms).</text:p>
            </text:list-item>
            <text:list-item>
              <text:p text:style-name="P24">Review system design basics (e.g., API architecture, database schema design).</text:p>
            </text:list-item>
          </text:list>
        </text:list-item>
        <text:list-item>
          <text:p text:style-name="P23"><text:span text:style-name="Strong_20_Emphasis"><text:span text:style-name="T2">Behavioral Questions:</text:span></text:span></text:p>
          <text:list>
            <text:list-item>
              <text:p text:style-name="P24">Prepare stories about problem-solving, teamwork, and past projects.</text:p>
            </text:list-item>
          </text:list>
        </text:list-item>
        <text:list-item>
          <text:p text:style-name="P23"><text:span text:style-name="Strong_20_Emphasis"><text:span text:style-name="T2">Common Python Interview Topics:</text:span></text:span></text:p>
          <text:list>
            <text:list-item>
              <text:p text:style-name="P24">Decorators, generators, context managers.</text:p>
            </text:list-item>
            <text:list-item>
              <text:p text:style-name="P24">Differences between Django vs. Flask.</text:p>
            </text:list-item>
            <text:list-item>
              <text:p text:style-name="P24"><text:soft-page-break/>Database optimization (indexing, ORM queries).</text:p>
            </text:list-item>
          </text:list>
        </text:list-item>
      </text:list>
      <text:p text:style-name="Horizontal_20_Line"/>
      <text:h text:style-name="P6" text:outline-level="3"><text:span text:style-name="Strong_20_Emphasis"><text:span text:style-name="T1">Certifications to Consider</text:span></text:span></text:h>
      <text:list text:style-name="L9">
        <text:list-item>
          <text:p text:style-name="P25"><text:span text:style-name="Strong_20_Emphasis"><text:span text:style-name="T2">PCAP (Certified Associate in Python Programming)</text:span></text:span></text:p>
        </text:list-item>
        <text:list-item>
          <text:p text:style-name="P25"><text:span text:style-name="Strong_20_Emphasis"><text:span text:style-name="T2">AWS Certified Developer</text:span></text:span><text:span text:style-name="T2"> (for cloud-focused roles)</text:span></text:p>
        </text:list-item>
        <text:list-item>
          <text:p text:style-name="P25"><text:span text:style-name="Strong_20_Emphasis"><text:span text:style-name="T2">Django Certification</text:span></text:span><text:span text:style-name="T2"> (e.g., from Udemy/Coursera)</text:span></text:p>
        </text:list-item>
      </text:list>
      <text:p text:style-name="Horizontal_20_Line"/>
      <text:h text:style-name="P6" text:outline-level="3"><text:span text:style-name="Strong_20_Emphasis"><text:span text:style-name="T1">Sample Job Application Timeline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Month</text:p>
            </table:table-cell>
            <table:table-cell table:style-name="Table1.A1" office:value-type="string">
              <text:p text:style-name="P26">Goal</text:p>
            </table:table-cell>
          </table:table-row>
        </table:table-header-rows>
        <table:table-row>
          <table:table-cell table:style-name="Table1.A2" office:value-type="string">
            <text:p text:style-name="P27">1–2</text:p>
          </table:table-cell>
          <table:table-cell table:style-name="Table1.B2" office:value-type="string">
            <text:p text:style-name="P27">Learn Python fundamentals, build small scripts.</text:p>
          </table:table-cell>
        </table:table-row>
        <table:table-row>
          <table:table-cell table:style-name="Table1.A2" office:value-type="string">
            <text:p text:style-name="P27">3–4</text:p>
          </table:table-cell>
          <table:table-cell table:style-name="Table1.B2" office:value-type="string">
            <text:p text:style-name="P27">Master Django/Flask, build 1–2 full projects.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B2" office:value-type="string">
            <text:p text:style-name="P27">Learn DevOps basics (Docker, CI/CD), deploy a project.</text:p>
          </table:table-cell>
        </table:table-row>
        <table:table-row>
          <table:table-cell table:style-name="Table1.A2" office:value-type="string">
            <text:p text:style-name="P27">6</text:p>
          </table:table-cell>
          <table:table-cell table:style-name="Table1.B2" office:value-type="string">
            <text:p text:style-name="Table_20_Contents">Polish portfolio, apply to jobs, network.</text:p>
          </table:table-cell>
        </table:table-row>
      </table:table>
      <text:p text:style-name="Horizontal_20_Line"/>
      <text:h text:style-name="P6" text:outline-level="3"><text:span text:style-name="Strong_20_Emphasis"><text:span text:style-name="T1">Key Takeaways</text:span></text:span></text:h>
      <text:list text:style-name="L10">
        <text:list-item>
          <text:p text:style-name="P28"><text:span text:style-name="Strong_20_Emphasis"><text:span text:style-name="T2">Python is Versatile:</text:span></text:span><text:span text:style-name="T2"> Tailor your learning path to your interests (web dev, data, automation).</text:span></text:p>
        </text:list-item>
        <text:list-item>
          <text:p text:style-name="P28"><text:span text:style-name="Strong_20_Emphasis"><text:span text:style-name="T2">Show Impact:</text:span></text:span><text:span text:style-name="T2"> Employers care more about projects than certificates.</text:span></text:p>
        </text:list-item>
        <text:list-item>
          <text:p text:style-name="P28"><text:span text:style-name="Strong_20_Emphasis"><text:span text:style-name="T2">Bridge Your Background:</text:span></text:span><text:span text:style-name="T2"> Frame trading/entrepreneurship as problem-solving and analytical thinking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1:53:38.711794593</meta:creation-date>
    <dc:date>2025-02-28T11:56:21.077183913</dc:date>
    <meta:editing-duration>PT2M43S</meta:editing-duration>
    <meta:editing-cycles>1</meta:editing-cycles>
    <meta:document-statistic meta:table-count="1" meta:image-count="0" meta:object-count="0" meta:page-count="4" meta:paragraph-count="101" meta:word-count="719" meta:character-count="4801" meta:non-whitespace-character-count="4268"/>
    <meta:generator>LibreOffice/24.8.4.2$Linux_X86_64 LibreOffice_project/bb3cfa12c7b1bf994ecc5649a80400d06cd71002</meta:generator>
  </office:meta>
</office:document-meta>
</file>